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7.9cm" svg:y="1.4cm">
            <text:p text:style-name="P1"><text:span text:style-name="T1">vla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9cm" svg:y="1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7.8cm" svg:y="4.2cm">
            <text:p text:style-name="P1"><text:span text:style-name="T1">ma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8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2.9cm" svg:y="4.2cm">
            <text:p text:style-name="P1"><text:span text:style-name="T1">venu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2.9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2.3cm" svg:y="4.3cm">
            <text:p text:style-name="P1"><text:span text:style-name="T1">plut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2.3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4.2cm" svg:y1="3.1cm" svg:x2="13.5cm" svg:y2="3.1cm">
          <text:p/>
        </draw:line>
        <draw:line draw:style-name="gr4" draw:text-style-name="P1" draw:layer="layout" svg:x1="4.2cm" svg:y1="3.1cm" svg:x2="4.2cm" svg:y2="4cm">
          <text:p/>
        </draw:line>
        <draw:line draw:style-name="gr4" draw:text-style-name="P1" draw:layer="layout" svg:x1="9.1cm" svg:y1="3.1cm" svg:x2="9.1cm" svg:y2="4cm">
          <text:p/>
        </draw:line>
        <draw:line draw:style-name="gr4" draw:text-style-name="P1" draw:layer="layout" svg:x1="13.5cm" svg:y1="3.1cm" svg:x2="13.5cm" svg:y2="4cm">
          <text:p/>
        </draw:line>
        <draw:line draw:style-name="gr4" draw:text-style-name="P1" draw:layer="layout" svg:x1="13.501cm" svg:y1="5.4cm" svg:x2="13.501cm" svg:y2="6.6cm">
          <text:p/>
        </draw:line>
        <draw:line draw:style-name="gr3" draw:text-style-name="P1" draw:layer="layout" svg:x1="9.1cm" svg:y1="2.5cm" svg:x2="9.1cm" svg:y2="3.1cm">
          <text:p/>
        </draw:line>
        <draw:g>
          <draw:custom-shape draw:style-name="gr1" draw:text-style-name="P2" draw:layer="layout" svg:width="2.3cm" svg:height="1.1cm" svg:x="12.3cm" svg:y="6.8cm">
            <text:p text:style-name="P1"><text:span text:style-name="T1">not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2.3cm" svg:y="6.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" draw:text-style-name="P1" draw:layer="layout" svg:x1="9.101cm" svg:y1="5.4cm" svg:x2="9.101cm" svg:y2="6.6cm">
          <text:p/>
        </draw:line>
        <draw:g>
          <draw:custom-shape draw:style-name="gr1" draw:text-style-name="P2" draw:layer="layout" svg:width="2.3cm" svg:height="1.1cm" svg:x="7.9cm" svg:y="6.8cm">
            <text:p text:style-name="P1"><text:span text:style-name="T1">not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9cm" svg:y="6.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" draw:text-style-name="P1" draw:layer="layout" svg:x1="4.201cm" svg:y1="5.4cm" svg:x2="4.201cm" svg:y2="6.6cm">
          <text:p/>
        </draw:line>
        <draw:g>
          <draw:custom-shape draw:style-name="gr1" draw:text-style-name="P2" draw:layer="layout" svg:width="2.3cm" svg:height="1.1cm" svg:x="3cm" svg:y="6.8cm">
            <text:p text:style-name="P1"><text:span text:style-name="T1">not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3cm" svg:y="6.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" draw:text-style-name="P3" draw:layer="layout" svg:width="0.997cm" svg:height="0.721cm" svg:x="1.8cm" svg:y="4.379cm">
          <draw:text-box>
            <text:p text:style-name="P3">r-x</text:p>
          </draw:text-box>
        </draw:frame>
        <draw:frame draw:style-name="gr5" draw:text-style-name="P3" draw:layer="layout" svg:width="0.925cm" svg:height="0.721cm" svg:x="6.701cm" svg:y="4.38cm">
          <draw:text-box>
            <text:p text:style-name="P3">r--</text:p>
          </draw:text-box>
        </draw:frame>
        <draw:frame draw:style-name="gr5" draw:text-style-name="P3" draw:layer="layout" svg:width="0.997cm" svg:height="0.721cm" svg:x="11.302cm" svg:y="4.381cm">
          <draw:text-box>
            <text:p text:style-name="P3">--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3-12-10T13:14:57</dc:date>
    <meta:editing-duration>PT26M21S</meta:editing-duration>
    <meta:editing-cycles>5</meta:editing-cycles>
    <meta:generator>LibreOffice/4.0.4.2$MacOSX_x86 LibreOffice_project/9e9821abd0ffdbc09cd8c52eaa574fa09eb08f2</meta:generator>
    <meta:document-statistic meta:object-count="32"/>
  </office:meta>
</office:document-meta>
</file>